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5-09-24 14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5-07-02 15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5-05-29 14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5-03-12 13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5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5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5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5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5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5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5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5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5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5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5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5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5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5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5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5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5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5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5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5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5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5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5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5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5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5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5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5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5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5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5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5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5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5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5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5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5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5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5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5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5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5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5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5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5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5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5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5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5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5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5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5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5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5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5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5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5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5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5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5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5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5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5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5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5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5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5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5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12-27 14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09-26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06-17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05-08 14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03-21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4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12-20 14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09-19 19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06-22 14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05-04 1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03-02 14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3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09-21 1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06-23 14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06-09 22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03-29 19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2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12-21 20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10-20 14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09-28 19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06-15 18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03-11 14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1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0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421028571429" calcext:value-type="float">
            <text:p>7.234210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9456" calcext:value-type="float">
            <text:p>7.260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106477419355" calcext:value-type="float">
            <text:p>7.241064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64124137931" calcext:value-type="float">
            <text:p>7.2326412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55888" calcext:value-type="float">
            <text:p>7.225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81496774194" calcext:value-type="float">
            <text:p>7.208814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3468" calcext:value-type="float">
            <text:p>7.173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729393548387" calcext:value-type="float">
            <text:p>7.157293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92008" calcext:value-type="float">
            <text:p>7.169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078141935484" calcext:value-type="float">
            <text:p>7.210781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63420689655" calcext:value-type="float">
            <text:p>7.202634206896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33032258065" calcext:value-type="float">
            <text:p>7.190330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489935483871" calcext:value-type="float">
            <text:p>7.24489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9668" calcext:value-type="float">
            <text:p>7.249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86088" calcext:value-type="float">
            <text:p>7.25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4144" calcext:value-type="float">
            <text:p>7.30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934116129032" calcext:value-type="float">
            <text:p>7.289341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806296774194" calcext:value-type="float">
            <text:p>7.288062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3504" calcext:value-type="float">
            <text:p>7.299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426296774194" calcext:value-type="float">
            <text:p>7.364262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1512" calcext:value-type="float">
            <text:p>7.458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690580645161" calcext:value-type="float">
            <text:p>7.566905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216714285714" calcext:value-type="float">
            <text:p>7.542167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239458064516" calcext:value-type="float">
            <text:p>7.532394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7892" calcext:value-type="float">
            <text:p>7.517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5004137931" calcext:value-type="float">
            <text:p>7.498500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595741935484" calcext:value-type="float">
            <text:p>7.475957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895922580645" calcext:value-type="float">
            <text:p>7.428959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74296774194" calcext:value-type="float">
            <text:p>7.394742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89464" calcext:value-type="float">
            <text:p>7.36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23638709677" calcext:value-type="float">
            <text:p>7.348236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9728" calcext:value-type="float">
            <text:p>7.376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212877419355" calcext:value-type="float">
            <text:p>7.372128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95857142857" calcext:value-type="float">
            <text:p>7.342958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792412903226" calcext:value-type="float">
            <text:p>7.307924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31936" calcext:value-type="float">
            <text:p>7.21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1304" calcext:value-type="float">
            <text:p>7.190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895380645161" calcext:value-type="float">
            <text:p>7.188953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19084" calcext:value-type="float">
            <text:p>7.1919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896541935484" calcext:value-type="float">
            <text:p>7.158965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467974193548" calcext:value-type="float">
            <text:p>7.134679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9352" calcext:value-type="float">
            <text:p>7.12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368490322581" calcext:value-type="float">
            <text:p>7.163684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2464" calcext:value-type="float">
            <text:p>7.229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325677419355" calcext:value-type="float">
            <text:p>7.253256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561557142857" calcext:value-type="float">
            <text:p>7.265615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62864516129" calcext:value-type="float">
            <text:p>7.266628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089677419355" calcext:value-type="float">
            <text:p>7.420896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69168" calcext:value-type="float">
            <text:p>7.43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05806451613" calcext:value-type="float">
            <text:p>7.470058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67875862069" calcext:value-type="float">
            <text:p>7.5196787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2283870968" calcext:value-type="float">
            <text:p>7.586422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14516129032" calcext:value-type="float">
            <text:p>7.626145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748" calcext:value-type="float">
            <text:p>7.635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994787096774" calcext:value-type="float">
            <text:p>7.669947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262" calcext:value-type="float">
            <text:p>7.6842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69544" calcext:value-type="float">
            <text:p>7.686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12075862069" calcext:value-type="float">
            <text:p>7.691207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403690322581" calcext:value-type="float">
            <text:p>7.694036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8268" calcext:value-type="float">
            <text:p>7.7328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3096" calcext:value-type="float">
            <text:p>7.75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637341935484" calcext:value-type="float">
            <text:p>7.756373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75512" calcext:value-type="float">
            <text:p>7.737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65352" calcext:value-type="float">
            <text:p>7.736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97380645161" calcext:value-type="float">
            <text:p>7.729973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82548" calcext:value-type="float">
            <text:p>7.7282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826477419355" calcext:value-type="float">
            <text:p>7.698264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09524" calcext:value-type="float">
            <text:p>7.6709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18851612903" calcext:value-type="float">
            <text:p>7.641188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986142857143" calcext:value-type="float">
            <text:p>7.599861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777" calcext:value-type="float">
            <text:p>7.557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881174193548" calcext:value-type="float">
            <text:p>7.428811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43896" calcext:value-type="float">
            <text:p>7.384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73148387097" calcext:value-type="float">
            <text:p>7.339731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833903448276" calcext:value-type="float">
            <text:p>7.2583390344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872529032258" calcext:value-type="float">
            <text:p>7.228725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86993548387" calcext:value-type="float">
            <text:p>7.193869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60712" calcext:value-type="float">
            <text:p>7.326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675832258065" calcext:value-type="float">
            <text:p>7.566758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1092" calcext:value-type="float">
            <text:p>7.721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33006451613" calcext:value-type="float">
            <text:p>7.741330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598228571429" calcext:value-type="float">
            <text:p>7.695982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5716129032" calcext:value-type="float">
            <text:p>7.684057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37571428572" calcext:value-type="float">
            <text:p>7.741375714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003822222222" calcext:value-type="float">
            <text:p>7.70003822222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49808" calcext:value-type="float">
            <text:p>7.69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211733333333" calcext:value-type="float">
            <text:p>7.712117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54979310345" calcext:value-type="float">
            <text:p>7.60454979310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396248275862" calcext:value-type="float">
            <text:p>7.71396248275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56933333333" calcext:value-type="float">
            <text:p>7.772569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514786206897" calcext:value-type="float">
            <text:p>7.765147862068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8204" calcext:value-type="float">
            <text:p>7.72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47186206897" calcext:value-type="float">
            <text:p>7.690471862068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7148" calcext:value-type="float">
            <text:p>7.5987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445986206897" calcext:value-type="float">
            <text:p>7.594459862068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975716129032" calcext:value-type="float">
            <text:p>7.569757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41328" calcext:value-type="float">
            <text:p>7.514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642012903226" calcext:value-type="float">
            <text:p>7.466420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60348387097" calcext:value-type="float">
            <text:p>7.458603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89" calcext:value-type="float">
            <text:p>7.501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56683870968" calcext:value-type="float">
            <text:p>7.595566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45416" calcext:value-type="float">
            <text:p>7.584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88896551724" calcext:value-type="float">
            <text:p>7.5198889655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333161290323" calcext:value-type="float">
            <text:p>7.483331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57555555556" calcext:value-type="float">
            <text:p>7.34257555555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894030769231" calcext:value-type="float">
            <text:p>7.288940307692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506755555556" calcext:value-type="float">
            <text:p>7.21506755555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89046153846" calcext:value-type="float">
            <text:p>7.15389046153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09155555556" calcext:value-type="float">
            <text:p>7.15309155555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822844444444" calcext:value-type="float">
            <text:p>7.2182284444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119092307692" calcext:value-type="float">
            <text:p>7.3011909230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887911111111" calcext:value-type="float">
            <text:p>7.428879111111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3824" calcext:value-type="float">
            <text:p>7.555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09866666667" calcext:value-type="float">
            <text:p>7.351098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6625" calcext:value-type="float">
            <text:p>7.286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5482" calcext:value-type="float">
            <text:p>7.285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002" calcext:value-type="float">
            <text:p>7.78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1072" calcext:value-type="float">
            <text:p>7.56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3236" calcext:value-type="float">
            <text:p>7.603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30108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71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190" meta:object-count="0"/>
    <meta:user-defined meta:name="AppVersion">3.0</meta:user-defined>
  </office:meta>
</office:document-meta>
</file>